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44in"/>
    </style:style>
    <style:style style:name="co2" style:family="table-column">
      <style:table-column-properties fo:break-before="auto" style:column-width="2.3508in"/>
    </style:style>
    <style:style style:name="co3" style:family="table-column">
      <style:table-column-properties fo:break-before="auto" style:column-width="0.7772in"/>
    </style:style>
    <style:style style:name="co4" style:family="table-column">
      <style:table-column-properties fo:break-before="auto" style:column-width="0.8756in"/>
    </style:style>
    <style:style style:name="co5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>
            <text:p>Store Name</text:p>
          </table:table-cell>
          <table:table-cell table:style-name="ce1" office:value-type="string">
            <text:p>Sales Person</text:p>
          </table:table-cell>
          <table:table-cell table:style-name="ce1" office:value-type="string">
            <text:p>Revenue</text:p>
          </table:table-cell>
          <table:table-cell table:style-name="ce1" office:value-type="string">
            <text:p>Total Sale</text:p>
          </table:table-cell>
          <table:table-cell table:number-columns-repeated="1020"/>
        </table:table-row>
        <table:table-row table:style-name="ro1">
          <table:table-cell office:value-type="string">
            <text:p>CARIBBEAN LUMBER AGUADILLA</text:p>
          </table:table-cell>
          <table:table-cell office:value-type="string">
            <text:p>MARGARITA SANTOS CORTES</text:p>
          </table:table-cell>
          <table:table-cell office:value-type="string">
            <text:p>5.3046</text:p>
          </table:table-cell>
          <table:table-cell office:value-type="string">
            <text:p>530.46</text:p>
          </table:table-cell>
          <table:table-cell table:number-columns-repeated="1020"/>
        </table:table-row>
        <table:table-row table:style-name="ro1">
          <table:table-cell office:value-type="string">
            <text:p>CARIBBEAN LUMBER AGUADILLA</text:p>
          </table:table-cell>
          <table:table-cell office:value-type="string">
            <text:p>MARIANGELLYS CARRERO RAMOS</text:p>
          </table:table-cell>
          <table:table-cell office:value-type="string">
            <text:p>2.4127</text:p>
          </table:table-cell>
          <table:table-cell office:value-type="string">
            <text:p>241.27</text:p>
          </table:table-cell>
          <table:table-cell table:number-columns-repeated="1020"/>
        </table:table-row>
        <table:table-row table:style-name="ro1">
          <table:table-cell office:value-type="string">
            <text:p>CARIBBEAN LUMBER FAJARDO</text:p>
          </table:table-cell>
          <table:table-cell office:value-type="string">
            <text:p>KATTY ROLDAN GUADALUPE</text:p>
          </table:table-cell>
          <table:table-cell office:value-type="string">
            <text:p>0.360</text:p>
          </table:table-cell>
          <table:table-cell office:value-type="string">
            <text:p>36.0</text:p>
          </table:table-cell>
          <table:table-cell table:number-columns-repeated="1020"/>
        </table:table-row>
        <table:table-row table:style-name="ro1">
          <table:table-cell office:value-type="string">
            <text:p>CARIBBEAN LUMBER HUMACAO</text:p>
          </table:table-cell>
          <table:table-cell office:value-type="string">
            <text:p>MILAGROS ROLON SIERRA</text:p>
          </table:table-cell>
          <table:table-cell office:value-type="string">
            <text:p>1.7316</text:p>
          </table:table-cell>
          <table:table-cell office:value-type="string">
            <text:p>173.16</text:p>
          </table:table-cell>
          <table:table-cell table:number-columns-repeated="1020"/>
        </table:table-row>
        <table:table-row table:style-name="ro1">
          <table:table-cell office:value-type="string">
            <text:p>CARIBBEAN LUMBER SALINAS</text:p>
          </table:table-cell>
          <table:table-cell office:value-type="string">
            <text:p>IRIS YAHAIRA FERNANDEZ CRUZ</text:p>
          </table:table-cell>
          <table:table-cell office:value-type="string">
            <text:p>0.0354</text:p>
          </table:table-cell>
          <table:table-cell office:value-type="string">
            <text:p>3.54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6">09/16/2024</text:date>, <text:time>14:1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9-16T14:18:14.87</dc:date>
    <dc:creator>Ronald  Juma</dc:creator>
    <meta:document-statistic meta:table-count="1" meta:cell-count="24" meta:object-count="0"/>
    <meta:generator>OpenOffice/4.1.15$Win32 OpenOffice.org_project/4115m2$Build-9813</meta:generator>
  </office:meta>
</office:document-meta>
</file>